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33143" officeooo:paragraph-rsid="00133143"/>
    </style:style>
    <style:style style:name="P2" style:family="paragraph" style:parent-style-name="Standard">
      <style:text-properties officeooo:paragraph-rsid="00133143"/>
    </style:style>
    <style:style style:name="P3" style:family="paragraph" style:parent-style-name="Standard">
      <style:text-properties fo:color="#000000" loext:opacity="100%" officeooo:paragraph-rsid="0014bc0a"/>
    </style:style>
    <style:style style:name="P4" style:family="paragraph" style:parent-style-name="Standard">
      <style:text-properties fo:color="#000000" loext:opacity="100%" officeooo:rsid="0015953a" officeooo:paragraph-rsid="0015953a"/>
    </style:style>
    <style:style style:name="P5" style:family="paragraph" style:parent-style-name="Standard">
      <style:text-properties officeooo:paragraph-rsid="0015953a"/>
    </style:style>
    <style:style style:name="P6" style:family="paragraph" style:parent-style-name="Standard">
      <style:text-properties officeooo:rsid="0016d425" officeooo:paragraph-rsid="0016d425"/>
    </style:style>
    <style:style style:name="P7" style:family="paragraph" style:parent-style-name="Standard">
      <style:paragraph-properties fo:text-align="center" style:justify-single-word="false"/>
      <style:text-properties officeooo:rsid="0017fdb0" officeooo:paragraph-rsid="0017fdb0"/>
    </style:style>
    <style:style style:name="P8" style:family="paragraph" style:parent-style-name="Standard">
      <style:paragraph-properties fo:text-align="start" style:justify-single-word="false"/>
      <style:text-properties officeooo:paragraph-rsid="001a5e53"/>
    </style:style>
    <style:style style:name="P9" style:family="paragraph" style:parent-style-name="Standard">
      <style:paragraph-properties fo:text-align="start" style:justify-single-word="false"/>
      <style:text-properties officeooo:rsid="001a5e53" officeooo:paragraph-rsid="001a5e53"/>
    </style:style>
    <style:style style:name="P10" style:family="paragraph" style:parent-style-name="Standard">
      <style:text-properties officeooo:rsid="001cdea4" officeooo:paragraph-rsid="001cdea4"/>
    </style:style>
    <style:style style:name="P11" style:family="paragraph" style:parent-style-name="Text_20_body">
      <style:paragraph-properties fo:margin-left="2.54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Standard" style:list-style-name="L1">
      <style:text-properties officeooo:rsid="00133143" officeooo:paragraph-rsid="00133143"/>
    </style:style>
    <style:style style:name="P13" style:family="paragraph" style:parent-style-name="Standard" style:list-style-name="L2">
      <style:text-properties officeooo:paragraph-rsid="0014bc0a"/>
    </style:style>
    <style:style style:name="P14" style:family="paragraph" style:parent-style-name="Standard">
      <style:paragraph-properties fo:text-align="start" style:justify-single-word="false"/>
      <style:text-properties officeooo:rsid="001cdea4" officeooo:paragraph-rsid="001cdea4"/>
    </style:style>
    <style:style style:name="P15" style:family="paragraph" style:parent-style-name="Standard">
      <style:text-properties officeooo:rsid="001cdea4" officeooo:paragraph-rsid="001cdea4"/>
    </style:style>
    <style:style style:name="P16" style:family="paragraph" style:parent-style-name="Standard">
      <style:paragraph-properties fo:text-align="start" style:justify-single-word="false"/>
      <style:text-properties officeooo:paragraph-rsid="001a5e53"/>
    </style:style>
    <style:style style:name="P17" style:family="paragraph" style:parent-style-name="Standard">
      <style:paragraph-properties fo:text-align="start" style:justify-single-word="false"/>
      <style:text-properties officeooo:rsid="0021457c" officeooo:paragraph-rsid="0021457c"/>
    </style:style>
    <style:style style:name="P18" style:family="paragraph" style:parent-style-name="Standard">
      <style:text-properties officeooo:rsid="002165de" officeooo:paragraph-rsid="002165de"/>
    </style:style>
    <style:style style:name="P19" style:family="paragraph" style:parent-style-name="Text_20_body">
      <style:text-properties fo:font-weight="normal"/>
    </style:style>
    <style:style style:name="P20"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2165de" officeooo:paragraph-rsid="002165de" style:text-blinking="false" fo:background-color="transparent"/>
    </style:style>
    <style:style style:name="P2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165de" style:text-blinking="false" fo:background-color="transparent"/>
    </style:style>
    <style:style style:name="T1" style:family="text">
      <style:text-properties officeooo:rsid="00133143"/>
    </style:style>
    <style:style style:name="T2" style:family="text">
      <style:text-properties fo:color="#c9211e" loext:opacity="100%"/>
    </style:style>
    <style:style style:name="T3" style:family="text">
      <style:text-properties fo:color="#2a6099" loext:opacity="100%"/>
    </style:style>
    <style:style style:name="T4" style:family="text">
      <style:text-properties fo:color="#000000" loext:opacity="100%" officeooo:rsid="0015953a"/>
    </style:style>
    <style:style style:name="T5" style:family="text">
      <style:text-properties officeooo:rsid="0019997c"/>
    </style:style>
    <style:style style:name="T6" style:family="text">
      <style:text-properties officeooo:rsid="001cdea4"/>
    </style:style>
    <style:style style:name="T7" style:family="text">
      <style:text-properties officeooo:rsid="0021457c"/>
    </style:style>
    <style:style style:name="T8" style:family="text">
      <style:text-properties officeooo:rsid="002165de"/>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onceptos básicos</text:p>
      <text:p text:style-name="Standard"/>
      <text:p text:style-name="Standard"><text:span text:style-name="T1">1- </text:span>Liste los cuatro elementos esenciales del análisis de la toma de decisiones en relación con la ingeniería económica </text:p>
      <text:list xml:id="list3963399103" text:style-name="L1">
        <text:list-item>
          <text:p text:style-name="P12">flujos de efectivos</text:p>
        </text:list-item>
        <text:list-item>
          <text:p text:style-name="P12">tiempo en que ocurren los flujos de efectivos</text:p>
        </text:list-item>
        <text:list-item>
          <text:p text:style-name="P12">tasas de interés relacionadas con el valor del dinero en el tiempo</text:p>
        </text:list-item>
        <text:list-item>
          <text:p text:style-name="P12">mediciones del beneficio económico para selecciona una alternativa</text:p>
        </text:list-item>
      </text:list>
      <text:p text:style-name="P1"/>
      <text:p text:style-name="P2"><text:span text:style-name="T1">2-</text:span>¿Cuál es el significado de </text:p>
      <text:p text:style-name="P2"><text:tab/>a) fondos de capital limitados : </text:p>
      <text:p text:style-name="P2"><text:tab/><text:tab/><text:span text:style-name="T1">es el dinero o capital necesario para la toma de decisiones </text:span></text:p>
      <text:p text:style-name="P2"><text:tab/>b) análisis de sensibilidad?</text:p>
      <text:p text:style-name="P2"><text:tab/><text:tab/><text:span text:style-name="T1">Aquí se determina la forma en que cambiaría una decisión de acuerdo con la variación <text:tab/><text:tab/><text:tab/>de las estimaciones, en especial los que pueden cambiar en un rango amplio de valores</text:span></text:p>
      <text:p text:style-name="P2"/>
      <text:p text:style-name="P2"><text:span text:style-name="T1">3- </text:span>Identifique los factores siguientes según sean económicos (<text:span text:style-name="T2">tangibles</text:span>) o no económicos (<text:span text:style-name="T3">intangibles</text:span>):</text:p>
      <text:list xml:id="list3605726003" text:style-name="L2">
        <text:list-item>
          <text:p text:style-name="P13">primer costo <text:s/><text:span text:style-name="T2">tangibles</text:span></text:p>
        </text:list-item>
        <text:list-item>
          <text:p text:style-name="P13">liderazgo<text:tab/> <text:span text:style-name="T3">intangibles</text:span></text:p>
        </text:list-item>
        <text:list-item>
          <text:p text:style-name="P13">impuestos <text:s text:c="2"/><text:span text:style-name="T2">tangibles</text:span></text:p>
        </text:list-item>
        <text:list-item>
          <text:p text:style-name="P13">valor de rescate <text:s text:c="2"/><text:span text:style-name="T2">tangibles</text:span></text:p>
        </text:list-item>
        <text:list-item>
          <text:p text:style-name="P13">moral <text:tab/> <text:span text:style-name="T3">intangibles</text:span></text:p>
        </text:list-item>
        <text:list-item>
          <text:p text:style-name="P13">dependencia <text:s/><text:span text:style-name="T3">intangibles</text:span></text:p>
        </text:list-item>
        <text:list-item>
          <text:p text:style-name="P13">inflación<text:tab/><text:span text:style-name="T2">tangibles</text:span></text:p>
        </text:list-item>
        <text:list-item>
          <text:p text:style-name="P13">utilidad <text:span text:style-name="T3">intangibles</text:span></text:p>
        </text:list-item>
        <text:list-item>
          <text:p text:style-name="P13">aceptación <text:s/><text:span text:style-name="T3">intangibles</text:span></text:p>
        </text:list-item>
        <text:list-item>
          <text:p text:style-name="P13">ética <text:s/><text:span text:style-name="T3">intangibles</text:span></text:p>
        </text:list-item>
        <text:list-item>
          <text:p text:style-name="P13">tasa de interés. <text:s text:c="2"/><text:span text:style-name="T2">Tangibles</text:span></text:p>
        </text:list-item>
      </text:list>
      <text:p text:style-name="P3"/>
      <text:p text:style-name="P3">Tasa de interés y tasa de retorno<text:span text:style-name="T2"> </text:span></text:p>
      <text:p text:style-name="P4"/>
      <text:p text:style-name="P5"><text:span text:style-name="T4">4-</text:span>La compañía RKI Instruments obtuvo un préstamo de $3 500 000 de una empresa financiera para ampliar sus instalaciones de manufactura de controladores de monóxido de carbono. La empresa saldó el préstamo después de un año con un solo pago de $3 885 000. ¿Cuál fue la tasa de interés del préstamo?</text:p>
      <text:p text:style-name="P5"/>
      <text:p text:style-name="P6">Datos:</text:p>
      <text:p text:style-name="P6">Capital inicial: $3 500 000</text:p>
      <text:p text:style-name="P6">saldo pagado: $3 885 000</text:p>
      <text:p text:style-name="P6"/>
      <text:p text:style-name="P7">Tasa de interes (%)=<draw:frame draw:style-name="fr1" draw:name="Objeto1" text:anchor-type="as-char" svg:y="-0.619cm" svg:width="7.9cm" svg:height="0.998cm" draw:z-index="0"><draw:object xlink:href="./Object 1" xlink:type="simple" xlink:show="embed" xlink:actuate="onLoad"/><draw:image xlink:href="./ObjectReplacements/Object 1" xlink:type="simple" xlink:show="embed" xlink:actuate="onLoad"/><svg:desc>fórmula</svg:desc></draw:frame></text:p>
      <text:p text:style-name="P7"/>
      <text:p text:style-name="P7">Tasa de interes (%)= <draw:frame draw:style-name="fr1" draw:name="Objeto2" text:anchor-type="as-char" svg:y="-0.619cm" svg:width="5.022cm" svg:height="0.998cm" draw:z-index="1"><draw:object xlink:href="./Object 2" xlink:type="simple" xlink:show="embed" xlink:actuate="onLoad"/><draw:image xlink:href="./ObjectReplacements/Object 2" xlink:type="simple" xlink:show="embed" xlink:actuate="onLoad"/></draw:frame></text:p>
      <text:p text:style-name="P7"/>
      <text:p text:style-name="P8"><text:span text:style-name="T5">5-</text:span>Emerson Procesing obtuvo un préstamo de $900 000 para instalar equipos de iluminación de alta eficiencia y de seguridad en su fábrica de La Grange. Los términos del préstamo son tales que la compañía podría pagar sólo los intereses al final de cada año durante 5 años, después de lo cual tendría <text:soft-page-break/>que pagar toda la cantidad adeudada. Si la tasa de interés del préstamo fue de 12% anual y la compañía sólo pagó los intereses durante 4 años, determine lo siguiente: </text:p>
      <text:p text:style-name="P8"/>
      <text:p text:style-name="P9">Datos:</text:p>
      <text:p text:style-name="P9"/>
      <text:p text:style-name="P9">prestamo: $900 000</text:p>
      <text:p text:style-name="P9">tasa de interes: 12%</text:p>
      <text:p text:style-name="P9"/>
      <text:p text:style-name="P8">a) El monto de cada uno de los cuatro pagos de los intereses </text:p>
      <text:p text:style-name="P8"/>
      <text:p text:style-name="P8"><text:tab/><text:span text:style-name="T7">I=P*Ti</text:span></text:p>
      <text:p text:style-name="P9"><text:tab/><text:span text:style-name="T6">interés= $900 000(0.12)=</text:span><text:span text:style-name="T7">$</text:span><text:span text:style-name="T6">108 000</text:span></text:p>
      <text:p text:style-name="P14"><text:tab/></text:p>
      <text:p text:style-name="P8">b) El monto del pago final al final del año 5</text:p>
      <text:p text:style-name="P17">Tiempo: 5 </text:p>
      <text:p text:style-name="P10"><text:tab/><text:span text:style-name="T7">It= I * T</text:span></text:p>
      <text:p text:style-name="P10"><text:tab/><text:span text:style-name="T7">It=$108,000 * 5</text:span></text:p>
      <text:p text:style-name="P10"><text:tab/><text:span text:style-name="T7">It=$540,000</text:span></text:p>
      <text:p text:style-name="P10"><text:tab/></text:p>
      <text:p text:style-name="P18">VF:Monto total hoy</text:p>
      <text:p text:style-name="P18"/>
      <text:p text:style-name="P10"><text:tab/><text:span text:style-name="T7">VF= P+ IT</text:span></text:p>
      <text:p text:style-name="P10"><text:tab/><text:span text:style-name="T7">VF=$900,000+$540,000</text:span></text:p>
      <text:p text:style-name="P10"><text:tab/><text:span text:style-name="T7">VF=$1,440,000</text:span></text:p>
      <text:p text:style-name="P10"><text:tab/></text:p>
      <text:p text:style-name="P18"><text:tab/>Monto= VF- (IT *4)</text:p>
      <text:p text:style-name="P18"><text:tab/>Monto=$1,440,000 <text:span text:style-name="T9">- ($108,000 * 4)</text:span></text:p>
      <text:p text:style-name="P21"><text:tab/>Monto = $1,440,000 - $432,000</text:p>
      <text:p text:style-name="P21"><text:span text:style-name="T8"><text:tab/>Monto = $1,008,000</text:span></text:p>
      <text:p text:style-name="P10"/>
      <text:p text:style-name="P10"/>
      <text:p text:style-name="P10"/>
      <text:p text:style-name="P20"/>
      <text:p text:style-name="P19"><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SV"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SV"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9T11:03:26.775184455</meta:creation-date>
    <dc:date>2021-08-10T17:49:14.962544138</dc:date>
    <meta:editing-duration>PT6H30M20S</meta:editing-duration>
    <meta:editing-cycles>7</meta:editing-cycles>
    <meta:generator>LibreOffice/7.0.4.2$Linux_X86_64 LibreOffice_project/00$Build-2</meta:generator>
    <meta:document-statistic meta:table-count="0" meta:image-count="0" meta:object-count="2" meta:page-count="2" meta:paragraph-count="54" meta:word-count="395" meta:character-count="2329" meta:non-whitespace-character-count="1952"/>
  </office:meta>
</office:document-meta>
</file>

<file path=Object 1/content.xml><?xml version="1.0" encoding="utf-8"?>
<math xmlns="http://www.w3.org/1998/Math/MathML" display="block">
  <semantics>
    <mrow>
      <mfrac>
        <mrow>
          <mi mathvariant="italic">interes</mi>
          <mi mathvariant="italic">acumulado</mi>
          <mi>x</mi>
          <mi mathvariant="italic">unidad</mi>
          <mi mathvariant="italic">de</mi>
          <mi mathvariant="italic">tiempo</mi>
        </mrow>
        <mrow>
          <mi mathvariant="italic">capital</mi>
          <mi mathvariant="italic">inicial</mi>
        </mrow>
      </mfrac>
      <mi>x</mi>
      <mn>100</mn>
      <mtext>%</mtext>
    </mrow>
    <annotation encoding="StarMath 5.0">{interes acumulado x unidad de tiempo} over { capital inicial } x100%</annotation>
  </semantics>
</math>
</file>

<file path=Object 2/content.xml><?xml version="1.0" encoding="utf-8"?>
<math xmlns="http://www.w3.org/1998/Math/MathML" display="block">
  <semantics>
    <mrow>
      <mfrac>
        <mrow>
          <mi>$</mi>
          <mn>3</mn>
          <mn>885</mn>
          <mn>000</mn>
        </mrow>
        <mrow>
          <mi>$</mi>
          <mn>3</mn>
          <mn>500</mn>
          <mn>000</mn>
        </mrow>
      </mfrac>
      <mi>x</mi>
      <mn>100</mn>
      <mrow>
        <mtext>%</mtext>
        <mo stretchy="false">=</mo>
        <mn>1.11</mn>
      </mrow>
      <mtext>%</mtext>
    </mrow>
    <annotation encoding="StarMath 5.0">{$3 885 000} over {$3 500 000} x 100% = 1.11%</annotation>
  </semantics>
</math>
</file>